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374cm" draw:shadow="hidden" draw:shadow-offset-x="0.3cm" draw:shadow-offset-y="0.3cm" draw:shadow-color="#808080"/>
    </style:style>
    <style:style style:name="gr3" style:family="graphic" style:parent-style-name="standard">
      <style:graphic-properties svg:stroke-width="0.019cm" draw:textarea-horizontal-align="center" draw:textarea-vertical-align="middle" fo:padding-top="0.009cm" fo:padding-bottom="0.009cm" fo:padding-left="0.009cm" fo:padding-right="0.009cm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style:paragraph-properties fo:text-align="center"/>
      <style:text-properties fo:font-size="12pt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7.961cm" svg:y1="16.668cm" svg:x2="7.841cm" svg:y2="12.606cm">
              <text:p/>
            </draw:line>
            <draw:line draw:style-name="gr1" draw:text-style-name="P1" draw:layer="layout" svg:x1="7.961cm" svg:y1="16.682cm" svg:x2="10.594cm" svg:y2="13.823cm">
              <text:p/>
            </draw:line>
            <draw:line draw:style-name="gr1" draw:text-style-name="P1" draw:layer="layout" svg:x1="10.58cm" svg:y1="13.838cm" svg:x2="7.841cm" svg:y2="12.621cm">
              <text:p/>
            </draw:line>
          </draw:g>
          <draw:frame draw:style-name="gr2" draw:text-style-name="P3" draw:layer="layout" svg:width="0.401cm" svg:height="0.624cm" svg:x="7.532cm" svg:y="16.484cm">
            <draw:text-box>
              <text:p text:style-name="P2"><text:span text:style-name="T1">G</text:span></text:p>
            </draw:text-box>
          </draw:frame>
          <draw:frame draw:style-name="gr2" draw:text-style-name="P3" draw:layer="layout" svg:width="0.401cm" svg:height="0.624cm" svg:x="10.554cm" svg:y="13.548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401cm" svg:height="0.624cm" svg:x="7.658cm" svg:y="12.121cm">
            <draw:text-box>
              <text:p text:style-name="P2"><text:span text:style-name="T1">I</text:span></text:p>
            </draw:text-box>
          </draw:frame>
          <draw:line draw:style-name="gr3" draw:text-style-name="P4" draw:layer="layout" svg:x1="10.363cm" svg:y1="12.397cm" svg:x2="14.111cm" svg:y2="16.881cm">
            <text:p/>
          </draw:line>
          <draw:line draw:style-name="gr3" draw:text-style-name="P4" draw:layer="layout" svg:x1="14.72cm" svg:y1="12.269cm" svg:x2="14.113cm" svg:y2="16.882cm">
            <text:p/>
          </draw:line>
          <draw:line draw:style-name="gr3" draw:text-style-name="P4" draw:layer="layout" svg:x1="10.363cm" svg:y1="12.398cm" svg:x2="14.718cm" svg:y2="12.269cm">
            <text:p/>
          </draw:line>
          <draw:frame draw:style-name="gr2" draw:text-style-name="P3" draw:layer="layout" svg:width="0.401cm" svg:height="0.624cm" svg:x="9.911cm" svg:y="12.013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0.401cm" svg:height="0.624cm" svg:x="13.983cm" svg:y="16.782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0.401cm" svg:height="0.624cm" svg:x="14.688cm" svg:y="11.869cm">
            <draw:text-box>
              <text:p text:style-name="P2"><text:span text:style-name="T1">D</text:span></text:p>
            </draw:text-box>
          </draw:frame>
          <draw:g>
            <draw:line draw:style-name="gr1" draw:text-style-name="P1" draw:layer="layout" svg:x1="7.416cm" svg:y1="17.889cm" svg:x2="11.344cm" svg:y2="14.615cm">
              <text:p/>
            </draw:line>
            <draw:line draw:style-name="gr1" draw:text-style-name="P1" draw:layer="layout" svg:x1="7.416cm" svg:y1="17.892cm" svg:x2="13.683cm" svg:y2="17.319cm">
              <text:p/>
            </draw:line>
            <draw:line draw:style-name="gr1" draw:text-style-name="P1" draw:layer="layout" svg:x1="11.344cm" svg:y1="14.615cm" svg:x2="13.683cm" svg:y2="17.316cm">
              <text:p/>
            </draw:line>
          </draw:g>
          <draw:frame draw:style-name="gr2" draw:text-style-name="P3" draw:layer="layout" svg:width="0.401cm" svg:height="0.624cm" svg:x="11.2cm" svg:y="14.113cm">
            <draw:text-box>
              <text:p text:style-name="P2"><text:span text:style-name="T1">K</text:span></text:p>
            </draw:text-box>
          </draw:frame>
          <draw:frame draw:style-name="gr2" draw:text-style-name="P3" draw:layer="layout" svg:width="0.401cm" svg:height="0.624cm" svg:x="7.064cm" svg:y="17.781cm">
            <draw:text-box>
              <text:p text:style-name="P2"><text:span text:style-name="T1">L</text:span></text:p>
            </draw:text-box>
          </draw:frame>
          <draw:frame draw:style-name="gr2" draw:text-style-name="P3" draw:layer="layout" svg:width="0.401cm" svg:height="0.624cm" svg:x="13.583cm" svg:y="17.214cm">
            <draw:text-box>
              <text:p text:style-name="P2"><text:span text:style-name="T1">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44:31.524162473</meta:creation-date>
    <dc:date>2018-03-01T10:15:43.883159206</dc:date>
    <meta:editing-duration>PT1M58S</meta:editing-duration>
    <meta:editing-cycles>2</meta:editing-cycles>
    <meta:generator>LibreOffice/6.0.0.3$MacOSX_X86_64 LibreOffice_project/64a0f66915f38c6217de274f0aa8e15618924765</meta:generator>
    <meta:document-statistic meta:object-count="21"/>
  </office:meta>
</office:document-meta>
</file>